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7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4adb30"/>
    </style:style>
    <style:style style:name="P53" style:family="paragraph" style:parent-style-name="Standard">
      <style:text-properties officeooo:rsid="0dde9a1c" officeooo:paragraph-rsid="0fdb91b2"/>
    </style:style>
    <style:style style:name="P54" style:family="paragraph" style:parent-style-name="Standard">
      <style:text-properties officeooo:rsid="0dde9a1c" officeooo:paragraph-rsid="0fdc0816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6" style:family="paragraph" style:parent-style-name="Standard">
      <style:text-properties officeooo:rsid="0dde9a1c" officeooo:paragraph-rsid="10022dc7"/>
    </style:style>
    <style:style style:name="P57" style:family="paragraph" style:parent-style-name="Standard">
      <style:text-properties officeooo:paragraph-rsid="0fc35f88"/>
    </style:style>
    <style:style style:name="P58" style:family="paragraph" style:parent-style-name="Standard">
      <style:text-properties officeooo:paragraph-rsid="0fc8b815"/>
    </style:style>
    <style:style style:name="P59" style:family="paragraph" style:parent-style-name="Standard">
      <style:text-properties officeooo:paragraph-rsid="0fce858d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d0b68a"/>
    </style:style>
    <style:style style:name="P62" style:family="paragraph" style:parent-style-name="Standard">
      <style:text-properties officeooo:paragraph-rsid="0fd655f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paragraph-properties fo:text-align="center" style:justify-single-word="false"/>
      <style:text-properties officeooo:paragraph-rsid="103a8b8d"/>
    </style:style>
    <style:style style:name="P70" style:family="paragraph" style:parent-style-name="Standard">
      <style:paragraph-properties fo:text-align="center" style:justify-single-word="false"/>
      <style:text-properties officeooo:paragraph-rsid="10460ef1"/>
    </style:style>
    <style:style style:name="P71" style:family="paragraph" style:parent-style-name="Standard">
      <style:text-properties officeooo:paragraph-rsid="103a8b8d"/>
    </style:style>
    <style:style style:name="P72" style:family="paragraph" style:parent-style-name="Standard">
      <style:text-properties officeooo:rsid="103c421a" officeooo:paragraph-rsid="103c421a"/>
    </style:style>
    <style:style style:name="P73" style:family="paragraph" style:parent-style-name="Standard">
      <style:text-properties officeooo:rsid="103cd3c9" officeooo:paragraph-rsid="103cd3c9"/>
    </style:style>
    <style:style style:name="P74" style:family="paragraph" style:parent-style-name="Standard">
      <style:text-properties officeooo:rsid="103d9705" officeooo:paragraph-rsid="103d9705"/>
    </style:style>
    <style:style style:name="P75" style:family="paragraph" style:parent-style-name="Standard">
      <style:text-properties officeooo:paragraph-rsid="10414f85"/>
    </style:style>
    <style:style style:name="P76" style:family="paragraph" style:parent-style-name="Standard">
      <style:text-properties officeooo:rsid="104324ed" officeooo:paragraph-rsid="104324ed"/>
    </style:style>
    <style:style style:name="P77" style:family="paragraph" style:parent-style-name="Standard">
      <style:text-properties officeooo:rsid="10460ef1" officeooo:paragraph-rsid="10460ef1"/>
    </style:style>
    <style:style style:name="P78" style:family="paragraph" style:parent-style-name="Standard">
      <style:text-properties officeooo:rsid="104ba919" officeooo:paragraph-rsid="104bbe03"/>
    </style:style>
    <style:style style:name="P79" style:family="paragraph" style:parent-style-name="Standard">
      <style:text-properties officeooo:paragraph-rsid="104bbe03"/>
    </style:style>
    <style:style style:name="P80" style:family="paragraph" style:parent-style-name="Standard">
      <style:text-properties officeooo:rsid="104d5027" officeooo:paragraph-rsid="104d5027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6fd28d"/>
    </style:style>
    <style:style style:name="P83" style:family="paragraph" style:parent-style-name="Standard">
      <style:text-properties officeooo:paragraph-rsid="107a7646"/>
    </style:style>
    <style:style style:name="P84" style:family="paragraph" style:parent-style-name="Standard">
      <style:text-properties officeooo:paragraph-rsid="1087d72e"/>
    </style:style>
    <style:style style:name="P85" style:family="paragraph" style:parent-style-name="Footnote">
      <style:text-properties officeooo:paragraph-rsid="1094fa2b"/>
    </style:style>
    <style:style style:name="P86" style:family="paragraph" style:parent-style-name="Footnote">
      <style:text-properties officeooo:paragraph-rsid="10a1361c" fo:background-color="transparent"/>
    </style:style>
    <style:style style:name="P87" style:family="paragraph" style:parent-style-name="Standard">
      <style:text-properties officeooo:paragraph-rsid="10a2818a"/>
    </style:style>
    <style:style style:name="P88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9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90" style:family="paragraph" style:parent-style-name="Standard">
      <style:text-properties officeooo:paragraph-rsid="10ab7791"/>
    </style:style>
    <style:style style:name="P91" style:family="paragraph" style:parent-style-name="Standard">
      <style:text-properties officeooo:paragraph-rsid="10ad0bd8"/>
    </style:style>
    <style:style style:name="P92" style:family="paragraph" style:parent-style-name="Standard">
      <style:text-properties officeooo:paragraph-rsid="1000ee45"/>
    </style:style>
    <style:style style:name="P93" style:family="paragraph" style:parent-style-name="Standard">
      <style:text-properties officeooo:paragraph-rsid="0ff4e587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3" style:family="text">
      <style:text-properties fo:language="en" fo:country="GB"/>
    </style:style>
    <style:style style:name="T23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fo:language="en" fo:country="GB" officeooo:rsid="0f28d107"/>
    </style:style>
    <style:style style:name="T23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language="en" fo:country="GB" officeooo:rsid="10a5d07d"/>
    </style:style>
    <style:style style:name="T238" style:family="text">
      <style:text-properties officeooo:rsid="103c421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officeooo:rsid="104d5027" style:font-weight-asian="bold" style:font-weight-complex="bold"/>
    </style:style>
    <style:style style:name="T241" style:family="text">
      <style:text-properties officeooo:rsid="1061b5b8"/>
    </style:style>
    <style:style style:name="T242" style:family="text">
      <style:text-properties officeooo:rsid="1069ed98"/>
    </style:style>
    <style:style style:name="T243" style:family="text">
      <style:text-properties officeooo:rsid="106d22f6"/>
    </style:style>
    <style:style style:name="T244" style:family="text">
      <style:text-properties style:text-underline-style="solid" style:text-underline-width="auto" style:text-underline-color="font-color" officeooo:rsid="0ff4a399"/>
    </style:style>
    <style:style style:name="T245" style:family="text">
      <style:text-properties officeooo:rsid="0ffa97b0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4"><text:span text:style-name="Strong_20_Emphasis"><text:span text:style-name="T134">Checklist for installing</text:span></text:span><text:span text:style-name="T168"> </text:span><text:span text:style-name="T168"><text:user-field-get text:name="Distro">Debian</text:user-field-get></text:span><text:span text:style-name="T169"><text:s/></text:span><text:span text:style-name="T169"><text:user-field-get text:name="Version">12</text:user-field-get></text:span><text:span text:style-name="T169"><text:s/></text:span><text:span text:style-name="T173">LTS</text:span><text:span text:style-name="T170"><text:note text:id="ftn1" text:note-class="footnote"><text:note-citation>1</text:note-citation><text:note-body><text:p text:style-name="P28"><text:span text:style-name="T155">L</text:span><text:span text:style-name="T156">TS stands for Long-Term Support, and this </text:span><text:span text:style-name="T163">June</text:span><text:span text:style-name="T157"> </text:span><text:span text:style-name="Strong_20_Emphasis"><text:span text:style-name="T87"><text:user-field-get text:name="Releaseyear">2023</text:user-field-get></text:span></text:span><text:span text:style-name="T159"><text:s/>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T165"><text:s/></text:span><text:span text:style-name="T167">LTS</text:span><text:span text:style-name="T157"> </text:span><text:span text:style-name="T166"><text:user-field-get text:name="Edition">Server</text:user-field-get></text:span><text:span text:style-name="T157"><text:s/></text:span><text:span text:style-name="T158">(</text:span><text:span text:style-name="T156">codenamed</text:span><text:span text:style-name="T158"> </text:span><text:span text:style-name="T162">bookworm</text:span><text:span text:style-name="T158">) </text:span><text:span text:style-name="T156">will be </text:span><text:span text:style-name="T161">supported</text:span><text:span text:style-name="T156"> for five years until </text:span><text:span text:style-name="T163">June</text:span><text:span text:style-name="T157"> </text:span><text:span text:style-name="T155">202</text:span><text:span text:style-name="T163">8</text:span><text:span text:style-name="T160">.</text:span></text:p></text:note-body></text:note></text:span><text:span text:style-name="T171"> </text:span><text:span text:style-name="T171"><text:user-field-get text:name="Edition">Server</text:user-field-get></text:span><text:span text:style-name="T172">.</text:span></text:p>
      <text:p text:style-name="P41"><text:span text:style-name="Strong_20_Emphasis"><text:span text:style-name="T85"/></text:span></text:p>
      <text:p text:style-name="P41"><text:span text:style-name="Strong_20_Emphasis"><text:span text:style-name="T230">This is a fillable PDF, no printing required.</text:span></text:span></text:p>
      <text:p text:style-name="P44"><text:span text:style-name="Strong_20_Emphasis"><text:span text:style-name="T125"/></text:span></text:p>
      <text:p text:style-name="P42"><text:span text:style-name="T17">Fill in the </text:span><text:span text:style-name="Strong_20_Emphasis"><text:span text:style-name="T231"><text:s/></text:span></text:span><text:span text:style-name="Strong_20_Emphasis"><text:span text:style-name="T23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6"><text:span text:style-name="Definition"><text:span text:style-name="T234">user</text:span></text:span><text:span text:style-name="T187"><text:tab/><text:tab/></text:span><text:span text:style-name="T186"> <text:tab/><text:tab/><text:tab/> </text:span><text:span text:style-name="T188"><draw:control text:anchor-type="as-char" svg:y="-0.4cm" draw:z-index="18" draw:name="Gebruiker 1" draw:style-name="gr2" draw:text-style-name="P101" svg:width="6.4cm" svg:height="0.6cm" draw:control="control17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2">ull </text:span><text:span text:style-name="T181">na</text:span><text:span text:style-name="T182">me,</text:span><text:span text:style-name="T181"> </text:span><text:span text:style-name="T182">e.g.</text:span><text:span text:style-name="T181"> </text:span><text:span text:style-name="T183">J</text:span><text:span text:style-name="T198">oh</text:span><text:span text:style-name="T183">n </text:span><text:span text:style-name="T185">Doe</text:span><text:span text:style-name="T197">]</text:span></text:p>
      <text:p text:style-name="P87"><text:span text:style-name="Definition"><text:span text:style-name="T180">USER</text:span></text:span><text:span text:style-name="Definition"><text:span text:style-name="T233">na</text:span></text:span><text:span text:style-name="Definition"><text:span text:style-name="T235">me</text:span></text:span><text:span text:style-name="T179"><text:tab/><text:tab/><text:tab/> </text:span><text:span text:style-name="T179"><draw:control text:anchor-type="as-char" svg:y="-0.4cm" draw:z-index="19" draw:name="Gberuikersnaam 2" draw:style-name="gr2" draw:text-style-name="P101" svg:width="6.4cm" svg:height="0.6cm" draw:control="control18"><svg:title>Gebruikersnaam</svg:title><svg:desc>Korte naam, bijv. jan</svg:desc></draw:control></text:span><text:span text:style-name="T17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5">j</text:span><text:span text:style-name="T137">oh</text:span><text:span text:style-name="T135">n</text:span><text:span text:style-name="T136">]</text:span></text:p>
      <text:p text:style-name="P46"><text:span text:style-name="Definition"><text:span text:style-name="T237">serv</text:span></text:span><text:span text:style-name="Definition"><text:span text:style-name="T233">ERNA</text:span></text:span><text:span text:style-name="Definition"><text:span text:style-name="T235">me</text:span></text:span><text:span text:style-name="T199"><text:tab/><text:tab/> </text:span><text:span text:style-name="T233"><draw:control text:anchor-type="as-char" svg:y="-0.4cm" draw:z-index="20" draw:name="Computernaam 1" draw:style-name="gr2" draw:text-style-name="P101" svg:width="6.4cm" svg:height="0.6cm" draw:control="control19"><svg:title>Computernaam</svg:title><svg:desc>Unieke naam van de computer</svg:desc></draw:control></text:span><text:span text:style-name="T233"><text:s text:c="2"/></text:span><text:span text:style-name="T202">[</text:span><text:span text:style-name="T206">N</text:span><text:span text:style-name="T200">a</text:span><text:span text:style-name="T203">me of the</text:span><text:span text:style-name="T200"> </text:span><text:span text:style-name="T207">server</text:span><text:span text:style-name="T201">, </text:span><text:span text:style-name="T203">e.g.</text:span><text:span text:style-name="T204"> </text:span><text:span text:style-name="T207">sv</text:span><text:span text:style-name="T205">02</text:span><text:span text:style-name="T202">]</text:span></text:p>
      <text:p text:style-name="P46"><text:span text:style-name="Definition"><text:span text:style-name="T209">USER</text:span></text:span><text:span text:style-name="T208"><text:tab/><text:tab/></text:span><text:span text:style-name="T186"> <text:tab/><text:tab/><text:tab/> </text:span><text:span text:style-name="T188"><draw:control text:anchor-type="as-char" svg:y="-0.4cm" draw:z-index="21" draw:name="Gebruiker 2" draw:style-name="gr2" draw:text-style-name="P101" svg:width="6.4cm" svg:height="0.6cm" draw:control="control20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0">ull </text:span><text:span text:style-name="T193">na</text:span><text:span text:style-name="T194">me</text:span><text:span text:style-name="T193"> possibly </text:span><text:span text:style-name="T195">2</text:span><text:span text:style-name="T222">nd</text:span><text:span text:style-name="T195"> </text:span><text:span text:style-name="T196">user</text:span><text:span text:style-name="T184">]</text:span></text:p>
      <text:p text:style-name="P87"><text:span text:style-name="Definition"><text:span text:style-name="T209">USERN</text:span></text:span><text:span text:style-name="Definition"><text:span text:style-name="T210">a</text:span></text:span><text:span text:style-name="Definition"><text:span text:style-name="T211">me</text:span></text:span><text:span text:style-name="Definition"><text:span text:style-name="T216"><text:tab/><text:tab/><text:tab/> </text:span></text:span><text:span text:style-name="T179"><draw:control text:anchor-type="as-char" svg:y="-0.4cm" draw:z-index="22" draw:name="Gberuikersnaam 1" draw:style-name="gr2" draw:text-style-name="P101" svg:width="6.4cm" svg:height="0.6cm" draw:control="control21"><svg:title>Gebruikersnaam</svg:title><svg:desc>Korte naam, bijv. jan</svg:desc></draw:control></text:span><text:span text:style-name="T179"><text:s text:c="2"/></text:span><text:span text:style-name="T213">[</text:span><text:span text:style-name="T215">U</text:span><text:span text:style-name="T214">ser</text:span><text:span text:style-name="T212"> </text:span><text:span text:style-name="T219">na</text:span><text:span text:style-name="T220">me</text:span><text:span text:style-name="T219"> possibly </text:span><text:span text:style-name="T221">2</text:span><text:span text:style-name="T223">nd</text:span><text:span text:style-name="T221"> </text:span><text:span text:style-name="T218">user</text:span><text:span text:style-name="T217">]</text:span></text:p>
      <text:p text:style-name="P46"><text:span text:style-name="T138">Replace the </text:span><text:span text:style-name="T146">underlined</text:span><text:span text:style-name="T138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8">.</text:span></text:p>
      <text:p text:style-name="P4"/>
      <text:p text:style-name="P4"/>
      <text:p text:style-name="P47"><text:span text:style-name="T148">Not yet on Linux?</text:span><text:span text:style-name="T139"><text:tab/></text:span><text:span text:style-name="T144"><text:tab/></text:span><text:span text:style-name="T145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1">n</text:span><text:span text:style-name="T140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2"> </text:span><text:span text:style-name="T141">u</text:span><text:span text:style-name="T142">nder </text:span><text:span text:style-name="T149">Linux</text:span><text:span text:style-name="T143">.</text:span></text:p>
      <text:p text:style-name="P48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3"/>
      <text:p text:style-name="P45"><text:span text:style-name="Strong_20_Emphasis"><text:span text:style-name="T29"/></text:span></text:p>
      <text:list xml:id="list523392006" text:style-name="L1">
        <text:list-item>
          <text:p text:style-name="P96"><text:bookmark-start text:name="__RefNumPara__4083_1271708128"/>Prepar<text:span text:style-name="T241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2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4" draw:name="Vorm 5" draw:style-name="gr1" draw:text-style-name="P10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2">Login any additional </text:span></text:span><text:span text:style-name="Definition"><text:span text:style-name="T225">USER</text:span></text:span><text:span text:style-name="User_20_Entry"><text:span text:style-name="T93">s</text:span></text:span><text:span text:style-name="User_20_Entry"><text:span text:style-name="T100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8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91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10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4" office:value-type="string">
            <text:p text:style-name="P83"><text:span text:style-name="User_20_Entry"><text:span text:style-name="T111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3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<draw:control text:anchor-type="as-char" draw:z-index="15" draw:name="Vorm 7" draw:style-name="gr1" draw:text-style-name="P100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7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8" office:value-type="string">
            <text:p text:style-name="P81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92419022399432" text:continue-numbering="true" text:style-name="L1">
        <text:list-item>
          <text:p text:style-name="P95"><text:bookmark-start text:name="__RefNumPara__4009_12717081281"/><text:span text:style-name="Strong_20_Emphasis"><text:span text:style-name="T147">Perform installation</text:span></text:span><text:bookmark-end text:name="__RefNumPara__4009_12717081281"/></text:p>
        </text:list-item>
      </text:list>
      <text:p text:style-name="P62"><text:span text:style-name="Strong_20_Emphasis"><text:span text:style-name="T14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56"><draw:control text:anchor-type="as-char" draw:z-index="4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52">Boot the computer from</text:span><text:span text:style-name="T153"><text:note text:id="ftn4" text:note-class="footnote"><text:note-citation>1</text:note-citation><text:note-body><text:p text:style-name="P86"><text:span text:style-name="T103">Boot menu/Setup via one of the </text:span><text:span text:style-name="T104">f</text:span><text:span text:style-name="T103">requently used keys:</text:span><text:span text:style-name="Definition"><text:span text:style-name="T101"> </text:span></text:span><text:span text:style-name="User_20_Entry"><text:span text:style-name="T121">Esc</text:span></text:span><text:span text:style-name="User_20_Entry"><text:span text:style-name="T108">,</text:span></text:span><text:span text:style-name="Definition"><text:span text:style-name="T101"> </text:span></text:span><text:span text:style-name="User_20_Entry"><text:span text:style-name="T121">Delete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2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9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0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1</text:span></text:span><text:span text:style-name="User_20_Entry"><text:span text:style-name="T109">,</text:span></text:span><text:span text:style-name="Definition"><text:span text:style-name="T101"> o</text:span></text:span><text:span text:style-name="Definition"><text:span text:style-name="T102">R</text:span></text:span><text:span text:style-name="Definition"><text:span text:style-name="T101"> </text:span></text:span><text:span text:style-name="User_20_Entry"><text:span text:style-name="T121">F12</text:span></text:span><text:span text:style-name="User_20_Entry"><text:span text:style-name="T109">.</text:span></text:span></text:p></text:note-body></text:note></text:span><text:span text:style-name="T152"> an </text:span><text:span text:style-name="T126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2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6">From a Live USB stick you can boot and work with </text:span><text:span text:style-name="Strong_20_Emphasis"><text:span text:style-name="T154"><text:user-field-get text:name="Distro">Debian</text:user-field-get></text:span></text:span><text:span text:style-name="Strong_20_Emphasis"><text:span text:style-name="T154"><text:s/></text:span></text:span><text:span text:style-name="T226">without modifying any files on the hard drive and also allows installation of </text:span><text:span text:style-name="Strong_20_Emphasis"><text:span text:style-name="T154"><text:user-field-get text:name="Distro">Debian</text:user-field-get></text:span></text:span><text:span text:style-name="Strong_20_Emphasis"><text:span text:style-name="T154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5"><text:span text:style-name="Strong_20_Emphasis"><text:span text:style-name="T90">Create a bootable USB stick:<text:line-break/>Download a CD image file (.iso) from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27">debian.org</text:span></text:span></text:a><text:span text:style-name="Strong_20_Emphasis"><text:span text:style-name="T89">, </text:span></text:span><text:span text:style-name="Strong_20_Emphasis"><text:span text:style-name="T91">click consecutively </text:span></text:span><text:span text:style-name="Strong_20_Emphasis"><text:span text:style-name="T99">Other downloads</text:span></text:span><text:span text:style-name="Strong_20_Emphasis"><text:span text:style-name="T91"> <text:line-break/>(under Download) &gt; </text:span></text:span><text:span text:style-name="Strong_20_Emphasis"><text:span text:style-name="T99">Other live ISO</text:span></text:span><text:span text:style-name="Strong_20_Emphasis"><text:span text:style-name="T91"> (u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live before installing) &gt; <text:line-break/></text:span></text:span><text:span text:style-name="Strong_20_Emphasis"><text:span text:style-name="T94">debian-live-</text:span></text:span><text:span text:style-name="Strong_20_Emphasis"><text:span text:style-name="T94"><text:user-field-get text:name="Version">12</text:user-field-get></text:span></text:span><text:span text:style-name="Strong_20_Emphasis"><text:span text:style-name="T94">.</text:span></text:span><text:span text:style-name="Strong_20_Emphasis"><text:span text:style-name="T95">.</text:span></text:span><text:span text:style-name="Strong_20_Emphasis"><text:span text:style-name="T94">.</text:span></text:span><text:span text:style-name="Strong_20_Emphasis"><text:span text:style-name="T96">-</text:span></text:span><text:span text:style-name="Strong_20_Emphasis"><text:span text:style-name="T94">amd64-</text:span></text:span><text:span text:style-name="Strong_20_Emphasis"><text:span text:style-name="T98">standard</text:span></text:span><text:span text:style-name="Strong_20_Emphasis"><text:span text:style-name="T97">.iso</text:span></text:span><text:span text:style-name="Strong_20_Emphasis"><text:span text:style-name="T88">.</text:span></text:span><text:span text:style-name="Strong_20_Emphasis"><text:span text:style-name="T90"><text:line-break/></text:span></text:span><text:span text:style-name="Strong_20_Emphasis"><text:span text:style-name="T105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8">karelzimmer.nl</text:span></text:span></text:a><text:span text:style-name="Strong_20_Emphasis"><text:span text:style-name="T105">, under </text:span></text:span><text:span text:style-name="Strong_20_Emphasis"><text:span text:style-name="T106">Linux</text:span></text:span><text:span text:style-name="Strong_20_Emphasis"><text:span text:style-name="T105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8">Follow the instructions on the </text:span></text:span><text:span text:style-name="Strong_20_Emphasis"><text:span text:style-name="T119">installation</text:span></text:span><text:span text:style-name="Strong_20_Emphasis"><text:span text:style-name="T120">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5" draw:name="Vorm13" draw:style-name="gr1" draw:text-style-name="P100" svg:width="0.35cm" svg:height="0.35cm" draw:control="control4"/></text:p>
          </table:table-cell>
          <table:table-cell table:style-name="_32_._5f_Installatie_5f_uitvoeren.C6" office:value-type="string">
            <text:p text:style-name="P58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2">Click on <text:span text:style-name="T239">othe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3">Click on <text:span text:style-name="T239">Europe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4">Click on <text:span text:style-name="T239">Netherlands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5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><text:span text:style-name="Strong_20_Emphasis"><text:span text:style-name="T56"><draw:control text:anchor-type="as-char" draw:z-index="16" draw:name="Vorm 1" draw:style-name="gr1" draw:text-style-name="P100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71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5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70"><text:span text:style-name="Strong_20_Emphasis"><text:span text:style-name="T56"><draw:control text:anchor-type="as-char" draw:z-index="17" draw:name="Vorm 2" draw:style-name="gr1" draw:text-style-name="P100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7"><text:span text:style-name="T243">At</text:span><text:span text:style-name="T242"> </text:span><text:span text:style-name="T239">Set up users and passwords</text:span><text:span text:style-name="T242">: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6">Don<text:span text:style-name="T174">'t set </text:span><text:span text:style-name="T176">Root</text:span><text:span text:style-name="T174"> pass</text:span><text:span text:style-name="T175">w</text:span><text:span text:style-name="T174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9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78">Enter <text:span text:style-name="T239">User </text:span><text:span text:style-name="T240">n</text:span><text:span text:style-name="T239">ame for you</text:span><text:span text:style-name="T240">r</text:span><text:span text:style-name="T239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80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92418102367657" text:continue-numbering="true" text:style-name="L1">
        <text:list-item>
          <text:p text:style-name="P98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6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6"><draw:control text:anchor-type="as-char" draw:z-index="23" draw:name="Vorm4_ 1" draw:style-name="gr1" draw:text-style-name="P100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2">Add any additional </text:span></text:span><text:span text:style-name="Strong_20_Emphasis"><text:span text:style-name="T124">user</text:span></text:span><text:span text:style-name="Strong_20_Emphasis"><text:span text:style-name="T12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9">sudo useradd --create-home -- comm<text:span text:style-name="T245">e</text:span>n<text:span text:style-name="T245">t</text:span> <text:span text:style-name="T177">'</text:span><text:span text:style-name="T178">user</text:span><text:span text:style-name="T177">' [--groups adm,sudo] </text:span><text:span text:style-name="T178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8">sudo passwd <text:span text:style-name="T24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6"><draw:control text:anchor-type="as-char" draw:z-index="24" draw:name="Vorm4_ 2" draw:style-name="gr1" draw:text-style-name="P100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2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3"><text:span text:style-name="User_20_Entry"><text:span text:style-name="T112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3"><text:span text:style-name="User_20_Entry"><text:span text:style-name="T112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6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6"><draw:control text:anchor-type="as-char" draw:z-index="9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90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10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83"><text:span text:style-name="User_20_Entry"><text:span text:style-name="T111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><draw:control text:anchor-type="as-char" draw:z-index="7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7" office:value-type="string">
            <text:p text:style-name="P81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2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3"> <text:s/></text:span></text:span><text:span text:style-name="Strong_20_Emphasis"><text:span text:style-name="T114">Finish installatio</text:span></text:span><text:span text:style-name="Strong_20_Emphasis"><text:span text:style-name="T115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20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92417734669866" text:continue-numbering="true" text:style-name="L1">
        <text:list-item>
          <text:p text:style-name="P97"><text:span text:style-name="Strong_20_Emphasis"><text:span text:style-name="T15">P</text:span></text:span><text:span text:style-name="Strong_20_Emphasis"><text:span text:style-name="T229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0" draw:name="Vorm36_0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2" draw:name="Vorm36_ 1" draw:style-name="gr1" draw:text-style-name="P100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6">Login any additional </text:span></text:span><text:span text:style-name="Definition"><text:span text:style-name="T224">USER</text:span></text:span><text:span text:style-name="User_20_Entry"><text:span text:style-name="T117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1" draw:name="Vorm36_2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3" draw:name="Vorm36_ 2" draw:style-name="gr1" draw:text-style-name="P100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36">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4" office:value-type="string">
            <text:p text:style-name="P81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61"><text:span text:style-name="T131">End of checklist,</text:span><text:span text:style-name="T129"> </text:span><text:span text:style-name="T129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3">LTS 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1">installation is complete.</text:span></text:span></text:p>
      <text:p text:style-name="P39"/>
      <text:p text:style-name="P49"><text:span text:style-name="Emphasis"><text:span text:style-name="T249">Written</text:span></text:span><text:span text:style-name="Emphasis"><text:span text:style-name="T250"> </text:span></text:span><text:span text:style-name="Emphasis"><text:span text:style-name="T249">by</text:span></text:span><text:span text:style-name="Emphasis"><text:span text:style-name="T25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51">.</text:span></text:span></text:p>
      <text:p text:style-name="P99"><text:span text:style-name="Emphasis"><text:span text:style-name="T247">C</text:span></text:span><text:span text:style-name="Emphasis"><text:span text:style-name="T248">C0</text:span></text:span><text:span text:style-name="Emphasis"><text:span text:style-name="T251"> 1.0 </text:span></text:span><text:span text:style-name="Emphasis"><text:span text:style-name="T252">Universal</text:span></text:span><text:span text:style-name="Emphasis"><text:span text:style-name="T246"> </text:span></text:span><text:span text:style-name="Emphasis"><text:span text:style-name="T246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46"><text:s/></text:span></text:span><text:span text:style-name="Emphasis"><text:span text:style-name="T246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16T09:24:17.039852673">16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4:16.883625898</dc:date>
    <meta:keyword>Installatie</meta:keyword>
    <meta:keyword>Checklist</meta:keyword>
    <meta:keyword>Linux</meta:keyword>
    <meta:editing-cycles>6998</meta:editing-cycles>
    <meta:editing-duration>P12DT9H17M9S</meta:editing-duration>
    <meta:print-date>2021-03-23T20:07:57.967210640</meta:print-date>
    <dc:creator>Karel Zimmer</dc:creator>
    <meta:document-statistic meta:table-count="4" meta:image-count="2" meta:object-count="0" meta:page-count="4" meta:paragraph-count="93" meta:word-count="506" meta:character-count="3215" meta:non-whitespace-character-count="2744"/>
    <meta:user-defined meta:name="Info 1"/>
    <meta:user-defined meta:name="Info 2"/>
    <meta:user-defined meta:name="Info 3"/>
    <meta:user-defined meta:name="Info 4"/>
  </office:meta>
</office:document-meta>
</file>